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071in"/>
    </style:style>
    <style:style style:name="co11" style:family="table-column">
      <style:table-column-properties fo:break-before="auto" style:column-width="1.3047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Pesquisar sobre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rrigir Excessoe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riar testes para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/>
        </table:table-row>
        <table:table-row table:style-name="ro2" table:number-rows-repeated="104855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3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4">
            <text:p>4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4">
            <text:p>4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 table:number-rows-repeated="10485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/>
          <table:table-cell office:value-type="string">
            <text:p>Pesquisar sobre o DAO</text:p>
          </table:table-cell>
          <table:table-cell/>
        </table:table-row>
        <table:table-row table:style-name="ro2">
          <table:table-cell office:value-type="string">
            <text:p>Corrigir Excessoes</text:p>
          </table:table-cell>
          <table:table-cell table:number-columns-repeated="2"/>
        </table:table-row>
        <table:table-row table:style-name="ro2">
          <table:table-cell office:value-type="string">
            <text:p>Criar testes para o DAO</text:p>
          </table:table-cell>
          <table:table-cell table:number-columns-repeated="2"/>
        </table:table-row>
        <table:table-row table:style-name="ro2">
          <table:table-cell office:value-type="string">
            <text:p>Criar um DAO</text:p>
          </table:table-cell>
          <table:table-cell table:number-columns-repeated="2"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table:style-name="ce2"/>
          <table:table-cell/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2" table:default-cell-style-name="Default"/>
        <table:table-column table:style-name="co9" table:default-cell-style-name="Default"/>
        <table:table-row table:style-name="ro4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44">
            <text:p>44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44">
            <text:p>44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table:number-columns-repeated="2"/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table:number-columns-repeated="2"/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table:number-columns-repeated="2"/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table:number-columns-repeated="2"/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table:number-columns-repeated="2"/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table:number-columns-repeated="2"/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table:number-columns-repeated="2"/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table:number-columns-repeated="2"/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table:number-columns-repeated="2"/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table:number-columns-repeated="2"/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table:number-columns-repeated="2"/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table:number-columns-repeated="2"/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table:number-columns-repeated="2"/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table:number-columns-repeated="2"/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table:number-columns-repeated="2"/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number-columns-repeated="2"/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number-columns-repeated="2"/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number-columns-repeated="2"/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number-columns-repeated="2"/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number-columns-repeated="2"/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number-columns-repeated="2"/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number-columns-repeated="2"/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number-columns-repeated="2"/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table:number-columns-repeated="2"/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number-columns-repeated="2"/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number-columns-repeated="2"/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number-columns-repeated="2"/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number-columns-repeated="2"/>
          <table:table-cell table:formula="of:=[.D2]" office:value-type="float" office:value="44">
            <text:p>44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number-columns-repeated="2"/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number-columns-repeated="2"/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number-columns-repeated="2"/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number-columns-repeated="2"/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number-columns-repeated="2"/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number-columns-repeated="2"/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number-columns-repeated="2"/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number-columns-repeated="2"/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number-columns-repeated="2"/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number-columns-repeated="2"/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number-columns-repeated="2"/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number-columns-repeated="2"/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number-columns-repeated="2"/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number-columns-repeated="2"/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number-columns-repeated="2"/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number-columns-repeated="2"/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number-columns-repeated="2"/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number-columns-repeated="2"/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number-columns-repeated="2"/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number-columns-repeated="2"/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number-columns-repeated="2"/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number-columns-repeated="2"/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number-columns-repeated="2"/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number-columns-repeated="2"/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number-columns-repeated="2"/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number-columns-repeated="2"/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number-columns-repeated="2"/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number-columns-repeated="2"/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number-columns-repeated="2"/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number-columns-repeated="2"/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number-columns-repeated="2"/>
          <table:table-cell table:formula="of:=[.D2]" office:value-type="float" office:value="44">
            <text:p>44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number-columns-repeated="2"/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number-columns-repeated="2"/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number-columns-repeated="2"/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3">09/03/2011</text:date>, <text:time>23:36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03T23:36:02</dc:date>
    <dc:creator>Guilherme </dc:creator>
    <meta:editing-duration>PT16H26M45S</meta:editing-duration>
    <meta:editing-cycles>60</meta:editing-cycles>
    <meta:generator>BrOffice/3.3$Linux LibreOffice_project/330m19$Build-301</meta:generator>
    <meta:document-statistic meta:table-count="4" meta:cell-count="4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44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2:'Trabalho acumulado'.C121 'Trabalho acumulado'.B1:'Trabalho acumulado'.C1" chart:data-source-has-labels="both" svg:x="0.867cm" svg:y="1.826cm" svg:width="15.316cm" svg:height="5.789cm">
          <chartooo:coordinate-region svg:x="1.488cm" svg:y="1.826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